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/>
    </style:style>
    <style:style style:name="T1" style:family="text">
      <style:text-properties fo:font-family="'Times New Roman'" style:font-style-name="Italic" style:font-family-generic="roman" style:font-pitch="variable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4.826cm" svg:height="0.762cm" svg:x="8.12cm" svg:y="2.524cm">
          <text:p text:style-name="P1"><text:span text:style-name="T1">Deep Generative Model</text:span></text:p>
        </draw:rect>
        <draw:rect draw:style-name="gr1" draw:text-style-name="P2" xml:id="id2" draw:id="id2" draw:layer="layout" svg:width="4.826cm" svg:height="0.762cm" svg:x="2.732cm" svg:y="4.175cm">
          <text:p text:style-name="P1"><text:span text:style-name="T1">Traceable density DGM</text:span></text:p>
        </draw:rect>
        <draw:rect draw:style-name="gr1" draw:text-style-name="P2" xml:id="id3" draw:id="id3" draw:layer="layout" svg:width="4.826cm" svg:height="0.762cm" svg:x="8.12cm" svg:y="4.175cm">
          <text:p text:style-name="P1"><text:span text:style-name="T1">Approximate density DGM</text:span></text:p>
        </draw:rect>
        <draw:rect draw:style-name="gr1" draw:text-style-name="P2" xml:id="id4" draw:id="id4" draw:layer="layout" svg:width="4.826cm" svg:height="0.762cm" svg:x="13.454cm" svg:y="4.175cm">
          <text:p text:style-name="P1"><text:span text:style-name="T1">Implicit density DGM</text:span></text:p>
        </draw:rect>
        <draw:rect draw:style-name="gr1" draw:text-style-name="P2" xml:id="id5" draw:id="id5" draw:layer="layout" svg:width="2.286cm" svg:height="1.524cm" svg:x="2.729cm" svg:y="5.826cm">
          <text:p text:style-name="P1"><text:span text:style-name="T1">Flow</text:span></text:p>
          <text:p text:style-name="P1"><text:span text:style-name="T1">normalizing</text:span></text:p>
        </draw:rect>
        <draw:rect draw:style-name="gr1" draw:text-style-name="P2" xml:id="id8" draw:id="id8" draw:layer="layout" svg:width="2.286cm" svg:height="1.524cm" svg:x="5.226cm" svg:y="5.826cm">
          <text:p text:style-name="P1"><text:span text:style-name="T1">Recurrent</text:span></text:p>
          <text:p text:style-name="P1"><text:span text:style-name="T1">network</text:span></text:p>
        </draw:rect>
        <draw:rect draw:style-name="gr1" draw:text-style-name="P2" xml:id="id6" draw:id="id6" draw:layer="layout" svg:width="2.286cm" svg:height="1.524cm" svg:x="8.126cm" svg:y="5.826cm">
          <text:p text:style-name="P1"><text:span text:style-name="T1">Boltzmann</text:span></text:p>
          <text:p text:style-name="P1"><text:span text:style-name="T1">machine</text:span></text:p>
        </draw:rect>
        <draw:rect draw:style-name="gr1" draw:text-style-name="P2" xml:id="id9" draw:id="id9" draw:layer="layout" svg:width="2.286cm" svg:height="1.524cm" svg:x="10.626cm" svg:y="5.826cm">
          <text:p text:style-name="P1"><text:span text:style-name="T1">VAE</text:span></text:p>
        </draw:rect>
        <draw:rect draw:style-name="gr1" draw:text-style-name="P2" xml:id="id7" draw:id="id7" draw:layer="layout" svg:width="2.286cm" svg:height="1.524cm" svg:x="13.46cm" svg:y="5.826cm">
          <text:p text:style-name="P1"><text:span text:style-name="T1">GAN</text:span></text:p>
        </draw:rect>
        <draw:rect draw:style-name="gr1" draw:text-style-name="P2" xml:id="id10" draw:id="id10" draw:layer="layout" svg:width="2.286cm" svg:height="1.524cm" svg:x="15.948cm" svg:y="5.826cm">
          <text:p text:style-name="P1"><text:span text:style-name="T1">GSN</text:span></text:p>
        </draw:rect>
        <draw:connector draw:style-name="gr2" draw:text-style-name="P1" draw:layer="layout" draw:type="line" svg:x1="10.533cm" svg:y1="3.286cm" svg:x2="5.145cm" svg:y2="4.175cm" draw:start-shape="id1" draw:start-glue-point="2" draw:end-shape="id2" draw:end-glue-point="0" svg:d="M10533 3286l-5388 889">
          <text:p/>
        </draw:connector>
        <draw:connector draw:style-name="gr2" draw:text-style-name="P1" draw:layer="layout" draw:type="line" svg:x1="10.533cm" svg:y1="3.286cm" svg:x2="10.533cm" svg:y2="4.175cm" draw:start-shape="id1" draw:start-glue-point="2" draw:end-shape="id3" draw:end-glue-point="0" svg:d="M10533 3286v889">
          <text:p/>
        </draw:connector>
        <draw:connector draw:style-name="gr2" draw:text-style-name="P1" draw:layer="layout" draw:type="line" svg:x1="10.533cm" svg:y1="3.286cm" svg:x2="15.867cm" svg:y2="4.175cm" draw:start-shape="id1" draw:start-glue-point="2" draw:end-shape="id4" draw:end-glue-point="0" svg:d="M10533 3286l5334 889">
          <text:p/>
        </draw:connector>
        <draw:connector draw:style-name="gr2" draw:text-style-name="P1" draw:layer="layout" draw:type="line" svg:x1="5.145cm" svg:y1="4.937cm" svg:x2="3.872cm" svg:y2="5.826cm" draw:start-shape="id2" draw:start-glue-point="2" draw:end-shape="id5" draw:end-glue-point="0" svg:d="M5145 4937l-1273 889">
          <text:p/>
        </draw:connector>
        <draw:connector draw:style-name="gr2" draw:text-style-name="P1" draw:layer="layout" draw:type="line" svg:x1="10.533cm" svg:y1="4.937cm" svg:x2="9.269cm" svg:y2="5.826cm" draw:start-shape="id3" draw:start-glue-point="2" draw:end-shape="id6" draw:end-glue-point="0" svg:d="M10533 4937l-1264 889">
          <text:p/>
        </draw:connector>
        <draw:connector draw:style-name="gr2" draw:text-style-name="P1" draw:layer="layout" draw:type="line" svg:x1="15.867cm" svg:y1="4.937cm" svg:x2="14.603cm" svg:y2="5.826cm" draw:start-shape="id4" draw:start-glue-point="2" draw:end-shape="id7" draw:end-glue-point="0" svg:d="M15867 4937l-1264 889">
          <text:p/>
        </draw:connector>
        <draw:connector draw:style-name="gr2" draw:text-style-name="P1" draw:layer="layout" draw:type="line" svg:x1="5.145cm" svg:y1="4.937cm" svg:x2="6.369cm" svg:y2="5.826cm" draw:start-shape="id2" draw:start-glue-point="2" draw:end-shape="id8" draw:end-glue-point="0" svg:d="M5145 4937l1224 889">
          <text:p/>
        </draw:connector>
        <draw:connector draw:style-name="gr2" draw:text-style-name="P1" draw:layer="layout" draw:type="line" svg:x1="10.533cm" svg:y1="4.937cm" svg:x2="11.769cm" svg:y2="5.826cm" draw:start-shape="id3" draw:start-glue-point="2" draw:end-shape="id9" draw:end-glue-point="0" svg:d="M10533 4937l1236 889">
          <text:p/>
        </draw:connector>
        <draw:connector draw:style-name="gr2" draw:text-style-name="P1" draw:layer="layout" draw:type="line" svg:x1="15.867cm" svg:y1="4.937cm" svg:x2="17.091cm" svg:y2="5.826cm" draw:start-shape="id4" draw:start-glue-point="2" draw:end-shape="id10" draw:end-glue-point="0" svg:d="M15867 4937l1224 8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4-05-12T07:45:46.55</meta:creation-date>
    <dc:date>2024-05-13T13:41:31.07</dc:date>
    <dc:creator>Loc Nguyen</dc:creator>
    <meta:editing-duration>PT24M4S</meta:editing-duration>
    <meta:editing-cycles>6</meta:editing-cycles>
    <meta:generator>OpenOffice/4.1.14$Win32 OpenOffice.org_project/4114m1$Build-9811</meta:generator>
    <meta:document-statistic meta:object-count="19"/>
  </office:meta>
</office:document-meta>
</file>